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middle" draw:auto-grow-height="false" fo:min-height="5.65cm" fo:min-width="2.9cm"/>
    </style:style>
    <style:style style:name="gr2" style:family="graphic" style:parent-style-name="standard">
      <style:graphic-properties draw:fill-color="#7da7d8" draw:textarea-horizontal-align="justify" draw:textarea-vertical-align="middle" draw:auto-grow-height="false" fo:min-height="1.55cm" fo:min-width="4.7cm"/>
    </style:style>
    <style:style style:name="gr3" style:family="graphic" style:parent-style-name="standard">
      <style:graphic-properties draw:fill-color="#5e8ac7" draw:textarea-horizontal-align="justify" draw:textarea-vertical-align="middle" draw:auto-grow-height="false" fo:min-height="1.35cm" fo:min-width="4.7cm"/>
    </style:style>
    <style:style style:name="gr4" style:family="graphic" style:parent-style-name="standard">
      <style:graphic-properties draw:fill-color="#1b75bc" draw:textarea-horizontal-align="justify" draw:textarea-vertical-align="middle" draw:auto-grow-height="false" fo:min-height="1.45cm" fo:min-width="4.7cm"/>
    </style:style>
    <style:style style:name="gr5" style:family="graphic" style:parent-style-name="standard">
      <style:graphic-properties draw:fill-color="#fcd4d1" draw:textarea-horizontal-align="justify" draw:textarea-vertical-align="middle" draw:auto-grow-height="false" fo:min-height="1.55cm" fo:min-width="4.7cm"/>
    </style:style>
    <style:style style:name="gr6" style:family="graphic" style:parent-style-name="standard">
      <style:graphic-properties draw:fill-color="#f7a19a" draw:textarea-horizontal-align="justify" draw:textarea-vertical-align="middle" draw:auto-grow-height="false" fo:min-height="1.35cm" fo:min-width="4.7cm"/>
    </style:style>
    <style:style style:name="gr7" style:family="graphic" style:parent-style-name="standard">
      <style:graphic-properties draw:fill-color="#f37b70" draw:textarea-horizontal-align="justify" draw:textarea-vertical-align="middle" draw:auto-grow-height="false" fo:min-height="1.45cm" fo:min-width="4.7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5.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out_20_fill_5f_1">
      <style:graphic-properties svg:stroke-color="#72bf44" draw:marker-end="Arrow" draw:marker-end-width="0.3cm" draw:fill="none" draw:textarea-vertical-align="middle"/>
    </style:style>
    <style:style style:name="gr11" style:family="graphic" style:parent-style-name="Default_5f_1">
      <style:graphic-properties draw:fill-color="#bce4e5" draw:textarea-horizontal-align="justify" draw:textarea-vertical-align="middle" draw:auto-grow-height="false" fo:min-height="3.45cm" fo:min-width="2.9cm"/>
    </style:style>
    <style:style style:name="gr12" style:family="graphic" style:parent-style-name="Default_5f_1">
      <style:graphic-properties draw:fill-color="#7da7d8" draw:textarea-horizontal-align="justify" draw:textarea-vertical-align="middle" draw:auto-grow-height="false" fo:min-height="1.55cm" fo:min-width="4.7cm"/>
    </style:style>
    <style:style style:name="gr13" style:family="graphic" style:parent-style-name="Default_5f_1">
      <style:graphic-properties draw:fill-color="#5e8ac7" draw:textarea-horizontal-align="justify" draw:textarea-vertical-align="middle" draw:auto-grow-height="false" fo:min-height="1.35cm" fo:min-width="4.7cm"/>
    </style:style>
    <style:style style:name="gr14" style:family="graphic" style:parent-style-name="Default_5f_1">
      <style:graphic-properties draw:fill-color="#1b75bc" draw:textarea-horizontal-align="justify" draw:textarea-vertical-align="middle" draw:auto-grow-height="false" fo:min-height="1.45cm" fo:min-width="4.7cm"/>
    </style:style>
    <style:style style:name="gr15" style:family="graphic" style:parent-style-name="Default_5f_1">
      <style:graphic-properties draw:fill-color="#fcd4d1" draw:textarea-horizontal-align="justify" draw:textarea-vertical-align="middle" draw:auto-grow-height="false" fo:min-height="1.55cm" fo:min-width="4.7cm"/>
    </style:style>
    <style:style style:name="gr16" style:family="graphic" style:parent-style-name="Default_5f_1">
      <style:graphic-properties draw:fill-color="#f7a19a" draw:textarea-horizontal-align="justify" draw:textarea-vertical-align="middle" draw:auto-grow-height="false" fo:min-height="1.35cm" fo:min-width="4.7cm"/>
    </style:style>
    <style:style style:name="gr17" style:family="graphic" style:parent-style-name="Default_5f_1">
      <style:graphic-properties draw:fill-color="#f37b70" draw:textarea-horizontal-align="justify" draw:textarea-vertical-align="middle" draw:auto-grow-height="false" fo:min-height="1.45cm" fo:min-width="4.7cm"/>
    </style:style>
    <style:style style:name="gr18" style:family="graphic" style:parent-style-name="Default_5f_1">
      <style:graphic-properties draw:textarea-horizontal-align="justify" draw:textarea-vertical-align="middle" draw:auto-grow-height="false" fo:min-height="0.95cm" fo:min-width="5.8cm"/>
    </style:style>
    <style:style style:name="gr19" style:family="graphic" style:parent-style-name="Object_20_without_20_fill_5f_1">
      <style:graphic-properties draw:marker-end="Arrow" draw:marker-end-width="0.3cm" draw:fill="none" draw:textarea-vertical-align="middle"/>
    </style:style>
    <style:style style:name="gr20" style:family="graphic" style:parent-style-name="Default_5f_1">
      <style:graphic-properties draw:fill-color="#72bf44" draw:textarea-horizontal-align="justify" draw:textarea-vertical-align="middle" draw:auto-grow-height="false" fo:min-height="3.05cm" fo:min-width="2.9cm"/>
    </style:style>
    <style:style style:name="gr21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22" style:family="graphic" style:parent-style-name="standard">
      <style:graphic-properties draw:fill-color="#e0efd4" draw:textarea-horizontal-align="justify" draw:textarea-vertical-align="middle" draw:auto-grow-height="false" fo:min-height="1.35cm" fo:min-width="0.8cm"/>
    </style:style>
    <style:style style:name="gr23" style:family="graphic" style:parent-style-name="standard">
      <style:graphic-properties draw:fill-color="#e0efd4" draw:textarea-horizontal-align="justify" draw:textarea-vertical-align="middle" draw:auto-grow-height="false" fo:min-height="1.45cm" fo:min-width="0.8cm"/>
    </style:style>
    <style:style style:name="gr24" style:family="graphic" style:parent-style-name="Object_20_without_20_fill_5f_1_5f_1">
      <style:graphic-properties svg:stroke-color="#72bf44" draw:marker-end="Arrow" draw:marker-end-width="0.3cm" draw:fill="none" draw:textarea-vertical-align="middle"/>
    </style:style>
    <style:style style:name="gr25" style:family="graphic" style:parent-style-name="Default_5f_1_5f_1">
      <style:graphic-properties draw:fill-color="#bce4e5" draw:textarea-horizontal-align="justify" draw:textarea-vertical-align="top" draw:auto-grow-height="false" fo:min-height="3.45cm" fo:min-width="2.9cm"/>
    </style:style>
    <style:style style:name="gr26" style:family="graphic" style:parent-style-name="Default_5f_1_5f_1">
      <style:graphic-properties draw:fill-color="#7da7d8" draw:textarea-horizontal-align="justify" draw:textarea-vertical-align="middle" draw:auto-grow-height="false" fo:min-height="1.55cm" fo:min-width="4.7cm"/>
    </style:style>
    <style:style style:name="gr27" style:family="graphic" style:parent-style-name="Default_5f_1_5f_1">
      <style:graphic-properties draw:fill-color="#5e8ac7" draw:textarea-horizontal-align="justify" draw:textarea-vertical-align="middle" draw:auto-grow-height="false" fo:min-height="1.35cm" fo:min-width="4.7cm"/>
    </style:style>
    <style:style style:name="gr28" style:family="graphic" style:parent-style-name="Default_5f_1_5f_1">
      <style:graphic-properties draw:fill-color="#1b75bc" draw:textarea-horizontal-align="justify" draw:textarea-vertical-align="middle" draw:auto-grow-height="false" fo:min-height="1.45cm" fo:min-width="4.7cm"/>
    </style:style>
    <style:style style:name="gr29" style:family="graphic" style:parent-style-name="Default_5f_1_5f_1">
      <style:graphic-properties draw:fill-color="#fcd4d1" draw:textarea-horizontal-align="justify" draw:textarea-vertical-align="middle" draw:auto-grow-height="false" fo:min-height="1.55cm" fo:min-width="4.7cm"/>
    </style:style>
    <style:style style:name="gr30" style:family="graphic" style:parent-style-name="Default_5f_1_5f_1">
      <style:graphic-properties draw:fill-color="#f7a19a" draw:textarea-horizontal-align="justify" draw:textarea-vertical-align="middle" draw:auto-grow-height="false" fo:min-height="1.35cm" fo:min-width="4.7cm"/>
    </style:style>
    <style:style style:name="gr31" style:family="graphic" style:parent-style-name="Default_5f_1_5f_1">
      <style:graphic-properties draw:fill-color="#f37b70" draw:textarea-horizontal-align="justify" draw:textarea-vertical-align="middle" draw:auto-grow-height="false" fo:min-height="1.45cm" fo:min-width="4.7cm"/>
    </style:style>
    <style:style style:name="gr32" style:family="graphic" style:parent-style-name="Default_5f_1_5f_1">
      <style:graphic-properties draw:textarea-horizontal-align="justify" draw:textarea-vertical-align="middle" draw:auto-grow-height="false" fo:min-height="0.95cm" fo:min-width="5.8cm"/>
    </style:style>
    <style:style style:name="gr33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34" style:family="graphic" style:parent-style-name="Default_5f_1_5f_1">
      <style:graphic-properties draw:fill-color="#72bf44" draw:textarea-horizontal-align="justify" draw:textarea-vertical-align="middle" draw:auto-grow-height="false" fo:min-height="2.35cm" fo:min-width="2.9cm"/>
    </style:style>
    <style:style style:name="gr35" style:family="graphic" style:parent-style-name="Object_20_without_20_fill_5f_2">
      <style:graphic-properties svg:stroke-color="#72bf44" draw:marker-end="Arrow" draw:marker-end-width="0.3cm" draw:fill="none" draw:textarea-vertical-align="middle"/>
    </style:style>
    <style:style style:name="gr36" style:family="graphic" style:parent-style-name="Default_5f_2">
      <style:graphic-properties draw:fill-color="#e0efd4" draw:textarea-horizontal-align="justify" draw:textarea-vertical-align="middle" draw:auto-grow-height="false" fo:min-height="1.35cm" fo:min-width="0.8cm"/>
    </style:style>
    <style:style style:name="gr37" style:family="graphic" style:parent-style-name="Default_5f_2">
      <style:graphic-properties draw:fill-color="#e0efd4" draw:textarea-horizontal-align="justify" draw:textarea-vertical-align="middle" draw:auto-grow-height="false" fo:min-height="1.45cm" fo:min-width="0.8cm"/>
    </style:style>
    <style:style style:name="gr38" style:family="graphic" style:parent-style-name="standard">
      <style:graphic-properties draw:fill-color="#72bf44" draw:textarea-horizontal-align="justify" draw:textarea-vertical-align="middle" draw:auto-grow-height="false" fo:min-height="0.95cm" fo:min-width="2.1cm"/>
    </style:style>
    <style:style style:name="gr39" style:family="graphic" style:parent-style-name="standard">
      <style:graphic-properties svg:stroke-color="#5c2d91" draw:marker-start="Arrow" draw:marker-start-width="0.3cm" draw:marker-end="Arrow" draw:marker-end-width="0.3cm" draw:textarea-vertical-align="middle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0.6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-color="#7da7d8"/>
      <style:paragraph-properties fo:text-align="center"/>
    </style:style>
    <style:style style:name="P4" style:family="paragraph">
      <loext:graphic-properties draw:fill-color="#5e8ac7"/>
      <style:paragraph-properties fo:text-align="center"/>
    </style:style>
    <style:style style:name="P5" style:family="paragraph">
      <loext:graphic-properties draw:fill-color="#1b75bc"/>
      <style:paragraph-properties fo:text-align="center"/>
    </style:style>
    <style:style style:name="P6" style:family="paragraph">
      <loext:graphic-properties draw:fill-color="#fcd4d1"/>
      <style:paragraph-properties fo:text-align="center"/>
    </style:style>
    <style:style style:name="P7" style:family="paragraph">
      <loext:graphic-properties draw:fill-color="#f7a19a"/>
      <style:paragraph-properties fo:text-align="center"/>
    </style:style>
    <style:style style:name="P8" style:family="paragraph">
      <loext:graphic-properties draw:fill-color="#f37b7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72bf44"/>
      <style:paragraph-properties fo:text-align="center"/>
    </style:style>
    <style:style style:name="P11" style:family="paragraph">
      <loext:graphic-properties draw:fill-color="#e0efd4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color="#5c2d9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5c2d9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ages" draw:style-name="dp1" draw:master-page-name="Default">
        <draw:custom-shape draw:style-name="gr1" draw:text-style-name="P2" draw:layer="layout" svg:width="3.4cm" svg:height="5.9cm" svg:x="4.5cm" svg:y="1.4cm">
          <text:p text:style-name="P1">.git<text:line-break/>repositor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8cm" svg:x="9.7cm" svg:y="1.5cm">
          <text:p text:style-name="P1">Loca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1.6cm" svg:x="9.7cm" svg:y="3.6cm">
          <text:p text:style-name="P1">ua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cm" svg:height="1.7cm" svg:x="9.7cm" svg:y="5.5cm">
          <text:p text:style-name="P1">pro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2cm" svg:height="1.8cm" svg:x="17.1cm" svg:y="1.5cm">
          <text:p text:style-name="P1">On lapto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2cm" svg:height="1.6cm" svg:x="17.1cm" svg:y="3.6cm">
          <text:p text:style-name="P1">UAT on heroku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cm" svg:height="1.7cm" svg:x="17.1cm" svg:y="5.5cm">
          <text:p text:style-name="P1">Prod on heroku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cm" svg:height="1.2cm" svg:x="9.3cm" svg:y="7.5cm">
          <text:p text:style-name="P1">Settings in fabfile.py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7.9cm" svg:y1="2.5cm" svg:x2="9.7cm" svg:y2="2.5cm">
          <text:p/>
        </draw:line>
        <draw:line draw:style-name="gr9" draw:text-style-name="P9" draw:layer="layout" svg:x1="7.9cm" svg:y1="4.3cm" svg:x2="9.7cm" svg:y2="4.3cm">
          <text:p/>
        </draw:line>
        <draw:line draw:style-name="gr9" draw:text-style-name="P9" draw:layer="layout" svg:x1="7.9cm" svg:y1="6.3cm" svg:x2="9.7cm" svg:y2="6.3cm">
          <text:p/>
        </draw:line>
        <draw:line draw:style-name="gr9" draw:text-style-name="P9" draw:layer="layout" svg:x1="14.9cm" svg:y1="2.3cm" svg:x2="17.1cm" svg:y2="2.3cm">
          <text:p/>
        </draw:line>
        <draw:line draw:style-name="gr9" draw:text-style-name="P9" draw:layer="layout" svg:x1="14.9cm" svg:y1="4.5cm" svg:x2="17.1cm" svg:y2="4.5cm">
          <text:p/>
        </draw:line>
        <draw:line draw:style-name="gr9" draw:text-style-name="P9" draw:layer="layout" svg:x1="14.9cm" svg:y1="6.3cm" svg:x2="17.1cm" svg:y2="6.3cm">
          <text:p/>
        </draw:line>
      </draw:page>
      <draw:page draw:name="Stage Secrets" draw:style-name="dp1" draw:master-page-name="Default">
        <draw:line draw:style-name="gr10" draw:text-style-name="P9" draw:layer="layout" svg:x1="7.9cm" svg:y1="6.401cm" svg:x2="18.3cm" svg:y2="2.9cm">
          <text:p/>
        </draw:line>
        <draw:custom-shape draw:style-name="gr11" draw:text-style-name="P2" draw:layer="layout" svg:width="3.4cm" svg:height="3.7cm" svg:x="4.5cm" svg:y="1.4cm">
          <text:p text:style-name="P1">.git<text:line-break/>repository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2cm" svg:height="1.8cm" svg:x="9.7cm" svg:y="1.5cm">
          <text:p text:style-name="P1">Local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2cm" svg:height="1.6cm" svg:x="9.7cm" svg:y="3.6cm">
          <text:p text:style-name="P1">uat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cm" svg:height="1.7cm" svg:x="9.7cm" svg:y="5.5cm">
          <text:p text:style-name="P1">prod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5.2cm" svg:height="1.8cm" svg:x="18.4cm" svg:y="1.5cm">
          <text:p text:style-name="P1">On laptop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5.2cm" svg:height="1.6cm" svg:x="18.4cm" svg:y="3.6cm">
          <text:p text:style-name="P1">UAT on heroku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5.2cm" svg:height="1.7cm" svg:x="18.4cm" svg:y="5.5cm">
          <text:p text:style-name="P1">Prod on heroku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3cm" svg:height="1.2cm" svg:x="9.3cm" svg:y="7.5cm">
          <text:p text:style-name="P1">Settings in fabfile.py</text:p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7.9cm" svg:y1="3.6cm" svg:x2="9.7cm" svg:y2="2.5cm">
          <text:p/>
        </draw:line>
        <draw:line draw:style-name="gr19" draw:text-style-name="P9" draw:layer="layout" svg:x1="7.9cm" svg:y1="3.6cm" svg:x2="9.7cm" svg:y2="4.3cm">
          <text:p/>
        </draw:line>
        <draw:line draw:style-name="gr19" draw:text-style-name="P9" draw:layer="layout" svg:x1="7.9cm" svg:y1="3.6cm" svg:x2="9.7cm" svg:y2="6.1cm">
          <text:p/>
        </draw:line>
        <draw:line draw:style-name="gr19" draw:text-style-name="P9" draw:layer="layout" svg:x1="14.9cm" svg:y1="2.3cm" svg:x2="18.4cm" svg:y2="2.3cm">
          <text:p/>
        </draw:line>
        <draw:custom-shape draw:style-name="gr20" draw:text-style-name="P10" draw:layer="layout" svg:width="3.4cm" svg:height="3.3cm" svg:x="4.5cm" svg:y="5.4cm">
          <text:p text:style-name="P1">.env<text:line-break/><text:span text:style-name="T1">configuration</text:span></text:p>
          <text:p text:style-name="P1">secrets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9cm" svg:y1="6.4cm" svg:x2="9.7cm" svg:y2="2.9cm">
          <text:p/>
        </draw:line>
        <draw:line draw:style-name="gr21" draw:text-style-name="P9" draw:layer="layout" svg:x1="7.9cm" svg:y1="6.5cm" svg:x2="9.7cm" svg:y2="4.8cm">
          <text:p/>
        </draw:line>
        <draw:line draw:style-name="gr21" draw:text-style-name="P9" draw:layer="layout" svg:x1="7.9cm" svg:y1="6.5cm" svg:x2="9.7cm" svg:y2="6.7cm">
          <text:p/>
        </draw:line>
        <draw:custom-shape draw:style-name="gr22" draw:text-style-name="P11" draw:layer="layout" svg:width="1.3cm" svg:height="1.6cm" svg:x="17.1cm" svg:y="3.6cm">
          <text:p text:style-name="P1">env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3cm" svg:height="1.7cm" svg:x="17.1cm" svg:y="5.5cm">
          <text:p text:style-name="P1">env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4.9cm" svg:y1="4.7cm" svg:x2="17.1cm" svg:y2="4.7cm">
          <text:p/>
        </draw:line>
        <draw:line draw:style-name="gr19" draw:text-style-name="P9" draw:layer="layout" svg:x1="14.9cm" svg:y1="4cm" svg:x2="18.4cm" svg:y2="4cm">
          <text:p/>
        </draw:line>
        <draw:line draw:style-name="gr10" draw:text-style-name="P9" draw:layer="layout" svg:x1="14.9cm" svg:y1="6.7cm" svg:x2="17.1cm" svg:y2="6.7cm">
          <text:p/>
        </draw:line>
        <draw:line draw:style-name="gr19" draw:text-style-name="P9" draw:layer="layout" svg:x1="14.9cm" svg:y1="5.9cm" svg:x2="18.4cm" svg:y2="5.9cm">
          <text:p/>
        </draw:line>
      </draw:page>
      <draw:page draw:name="Storing secrets" draw:style-name="dp1" draw:master-page-name="Default">
        <draw:line draw:style-name="gr24" draw:text-style-name="P9" draw:layer="layout" svg:x1="7.9cm" svg:y1="6.401cm" svg:x2="18.3cm" svg:y2="2.9cm">
          <text:p/>
        </draw:line>
        <draw:custom-shape draw:style-name="gr25" draw:text-style-name="P2" draw:layer="layout" svg:width="3.4cm" svg:height="3.7cm" svg:x="4.5cm" svg:y="1.4cm">
          <text:p text:style-name="P1">.git<text:line-break/>repository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5.2cm" svg:height="1.8cm" svg:x="9.7cm" svg:y="1.5cm">
          <text:p text:style-name="P1">Local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5.2cm" svg:height="1.6cm" svg:x="9.7cm" svg:y="3.6cm">
          <text:p text:style-name="P1">uat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.2cm" svg:height="1.7cm" svg:x="9.7cm" svg:y="5.5cm">
          <text:p text:style-name="P1">prod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5.2cm" svg:height="1.8cm" svg:x="18.4cm" svg:y="1.5cm">
          <text:p text:style-name="P1">On laptop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5.2cm" svg:height="1.6cm" svg:x="18.4cm" svg:y="3.6cm">
          <text:p text:style-name="P1">UAT on heroku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5.2cm" svg:height="1.7cm" svg:x="18.4cm" svg:y="5.5cm">
          <text:p text:style-name="P1">Prod on heroku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.3cm" svg:height="1.2cm" svg:x="9.3cm" svg:y="7.5cm">
          <text:p text:style-name="P1">Settings in fabfile.py</text:p>
          <draw:enhanced-geometry svg:viewBox="0 0 21600 21600" draw:type="rectangle" draw:enhanced-path="M 0 0 L 21600 0 21600 21600 0 21600 0 0 Z N"/>
        </draw:custom-shape>
        <draw:line draw:style-name="gr33" draw:text-style-name="P9" draw:layer="layout" svg:x1="7.9cm" svg:y1="3.6cm" svg:x2="9.7cm" svg:y2="2.5cm">
          <text:p/>
        </draw:line>
        <draw:line draw:style-name="gr33" draw:text-style-name="P9" draw:layer="layout" svg:x1="7.9cm" svg:y1="3.6cm" svg:x2="9.7cm" svg:y2="4.3cm">
          <text:p/>
        </draw:line>
        <draw:line draw:style-name="gr33" draw:text-style-name="P9" draw:layer="layout" svg:x1="7.9cm" svg:y1="3.6cm" svg:x2="9.7cm" svg:y2="6.1cm">
          <text:p/>
        </draw:line>
        <draw:line draw:style-name="gr33" draw:text-style-name="P9" draw:layer="layout" svg:x1="14.9cm" svg:y1="2.3cm" svg:x2="18.4cm" svg:y2="2.3cm">
          <text:p/>
        </draw:line>
        <draw:custom-shape draw:style-name="gr34" draw:text-style-name="P10" draw:layer="layout" svg:width="3.4cm" svg:height="2.6cm" svg:x="4.5cm" svg:y="6.1cm">
          <text:p text:style-name="P1">.env<text:line-break/><text:span text:style-name="T1">configuration</text:span></text:p>
          <text:p text:style-name="P1">secrets</text:p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7.9cm" svg:y1="6.4cm" svg:x2="9.7cm" svg:y2="2.9cm">
          <text:p/>
        </draw:line>
        <draw:line draw:style-name="gr35" draw:text-style-name="P9" draw:layer="layout" svg:x1="7.9cm" svg:y1="6.5cm" svg:x2="9.7cm" svg:y2="4.8cm">
          <text:p/>
        </draw:line>
        <draw:line draw:style-name="gr35" draw:text-style-name="P9" draw:layer="layout" svg:x1="7.9cm" svg:y1="6.5cm" svg:x2="9.7cm" svg:y2="6.7cm">
          <text:p/>
        </draw:line>
        <draw:custom-shape draw:style-name="gr36" draw:text-style-name="P11" draw:layer="layout" svg:width="1.3cm" svg:height="1.6cm" svg:x="17.1cm" svg:y="3.6cm">
          <text:p text:style-name="P1">env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.3cm" svg:height="1.7cm" svg:x="17.1cm" svg:y="5.5cm">
          <text:p text:style-name="P1">env</text:p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14.9cm" svg:y1="4.7cm" svg:x2="17.1cm" svg:y2="4.7cm">
          <text:p/>
        </draw:line>
        <draw:line draw:style-name="gr33" draw:text-style-name="P9" draw:layer="layout" svg:x1="14.9cm" svg:y1="4cm" svg:x2="18.4cm" svg:y2="4cm">
          <text:p/>
        </draw:line>
        <draw:line draw:style-name="gr24" draw:text-style-name="P9" draw:layer="layout" svg:x1="14.9cm" svg:y1="6.7cm" svg:x2="17.1cm" svg:y2="6.7cm">
          <text:p/>
        </draw:line>
        <draw:line draw:style-name="gr33" draw:text-style-name="P9" draw:layer="layout" svg:x1="14.9cm" svg:y1="5.9cm" svg:x2="18.4cm" svg:y2="5.9cm">
          <text:p/>
        </draw:line>
        <draw:custom-shape draw:style-name="gr38" draw:text-style-name="P10" draw:layer="layout" svg:width="2.6cm" svg:height="1.2cm" svg:x="4.9cm" svg:y="3.5cm">
          <text:p text:style-name="P1">.env.enc</text:p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6.2cm" svg:y1="4.7cm" svg:x2="6.2cm" svg:y2="6.1cm">
          <text:p/>
        </draw:line>
        <draw:custom-shape draw:style-name="gr40" draw:text-style-name="P12" draw:layer="layout" svg:width="3cm" svg:height="0.9cm" svg:x="4.7cm" svg:y="4.9cm">
          <text:p text:style-name="P1"><text:span text:style-name="T2">encode / deco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09:09:42.279000000</meta:creation-date>
    <dc:date>2018-04-19T10:41:43.964000000</dc:date>
    <meta:editing-duration>PT42M12S</meta:editing-duration>
    <meta:editing-cycles>5</meta:editing-cycles>
    <meta:generator>LibreOffice/6.0.3.2$Windows_X86_64 LibreOffice_project/8f48d515416608e3a835360314dac7e47fd0b821</meta:generator>
    <meta:document-statistic meta:object-count="63"/>
  </office:meta>
</office:document-meta>
</file>